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94965451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544453083149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45085514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5442466112662" text:continue-list="list14544453083149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45085514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5444157392297" text:continue-list="list14544246611266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 <text:s text:c="7"/>pXMLDom-&gt;put_validateOnParse(VARIANT_TRUE);<text:line-break/><text:soft-pag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4T14:54:42.244747900</dc:date>
    <meta:editing-duration>P11DT18H32M37S</meta:editing-duration>
    <meta:editing-cycles>507</meta:editing-cycles>
    <meta:generator>LibreOffice/25.2.4.3$Windows_X86_64 LibreOffice_project/33e196637044ead23f5c3226cde09b47731f7e27</meta:generator>
    <meta:document-statistic meta:table-count="4" meta:image-count="6" meta:object-count="0" meta:page-count="77" meta:paragraph-count="1097" meta:word-count="26584" meta:character-count="164864" meta:non-whitespace-character-count="13776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